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24-01-1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23-01-2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22-01-24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21-03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20-01-13 0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9-01-22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8-01-16 0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7-01-17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6-09-27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6-05-03 0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5176" calcext:value-type="float">
            <text:p>53.6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6-01-13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5-09-22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5-05-05 0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5-01-0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4-09-09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4-05-2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4-01-16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1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0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0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0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05-03-1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0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0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0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0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200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9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9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9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96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9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9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9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9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9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9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424" calcext:value-type="float">
            <text:p>47.9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8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8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8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86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8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8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8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8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8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9</text:p>
          </table:table-cell>
          <table:table-cell office:value-type="string" calcext:value-type="string">
            <text:p>MM9869</text:p>
          </table:table-cell>
          <table:table-cell office:value-type="string" calcext:value-type="string">
            <text:p>198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